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557" officeooo:paragraph-rsid="00174557"/>
    </style:style>
    <style:style style:name="P2" style:family="paragraph" style:parent-style-name="Standard">
      <style:text-properties officeooo:rsid="00185121" officeooo:paragraph-rsid="00185121"/>
    </style:style>
    <style:style style:name="P3" style:family="paragraph" style:parent-style-name="Standard">
      <style:text-properties fo:font-weight="bold" officeooo:rsid="00185121" officeooo:paragraph-rsid="00185121" style:font-weight-asian="bold" style:font-weight-complex="bold"/>
    </style:style>
    <style:style style:name="P4" style:family="paragraph" style:parent-style-name="Standard">
      <style:text-properties fo:font-weight="bold" officeooo:rsid="00189e19" officeooo:paragraph-rsid="00189e19" style:font-weight-asian="bold" style:font-weight-complex="bold"/>
    </style:style>
    <style:style style:name="P5" style:family="paragraph" style:parent-style-name="Standard">
      <style:text-properties fo:font-weight="bold" officeooo:rsid="001b0409" officeooo:paragraph-rsid="001b0409" style:font-weight-asian="bold" style:font-weight-complex="bold"/>
    </style:style>
    <style:style style:name="P6" style:family="paragraph" style:parent-style-name="Standard">
      <style:text-properties fo:font-weight="bold" officeooo:rsid="001b0409" officeooo:paragraph-rsid="001b89eb" style:font-weight-asian="bold" style:font-weight-complex="bold"/>
    </style:style>
    <style:style style:name="P7" style:family="paragraph" style:parent-style-name="Standard">
      <style:text-properties fo:font-weight="bold" officeooo:rsid="001b1bad" officeooo:paragraph-rsid="001b1bad" style:font-weight-asian="bold" style:font-weight-complex="bold"/>
    </style:style>
    <style:style style:name="P8" style:family="paragraph" style:parent-style-name="Standard">
      <style:text-properties fo:font-weight="bold" officeooo:rsid="00224898" officeooo:paragraph-rsid="00224898" style:font-weight-asian="bold" style:font-weight-complex="bold"/>
    </style:style>
    <style:style style:name="P9" style:family="paragraph" style:parent-style-name="Standard">
      <style:text-properties fo:font-weight="bold" officeooo:rsid="002336b0" officeooo:paragraph-rsid="002336b0" style:font-weight-asian="bold" style:font-weight-complex="bold"/>
    </style:style>
    <style:style style:name="P10" style:family="paragraph" style:parent-style-name="Standard">
      <style:text-properties fo:font-weight="bold" officeooo:rsid="00252ae2" officeooo:paragraph-rsid="00252ae2" style:font-weight-asian="bold" style:font-weight-complex="bold"/>
    </style:style>
    <style:style style:name="P11" style:family="paragraph" style:parent-style-name="Standard">
      <style:text-properties fo:font-weight="bold" officeooo:rsid="00278ed8" officeooo:paragraph-rsid="00278ed8" style:font-weight-asian="bold" style:font-weight-complex="bold"/>
    </style:style>
    <style:style style:name="P12" style:family="paragraph" style:parent-style-name="Standard">
      <style:text-properties fo:font-weight="bold" officeooo:rsid="0031eba7" officeooo:paragraph-rsid="0031eba7" style:font-weight-asian="bold" style:font-weight-complex="bold"/>
    </style:style>
    <style:style style:name="P13" style:family="paragraph" style:parent-style-name="Standard">
      <style:text-properties fo:font-weight="bold" officeooo:rsid="00336cd6" officeooo:paragraph-rsid="00336cd6" style:font-weight-asian="bold" style:font-weight-complex="bold"/>
    </style:style>
    <style:style style:name="P14" style:family="paragraph" style:parent-style-name="Standard">
      <style:text-properties fo:font-weight="bold" officeooo:rsid="00347398" officeooo:paragraph-rsid="00347398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bold" officeooo:rsid="0038f1e6" officeooo:paragraph-rsid="0038f1e6" style:font-weight-asian="bold" style:font-weight-complex="bold"/>
    </style:style>
    <style:style style:name="P16" style:family="paragraph" style:parent-style-name="Standard">
      <style:text-properties fo:font-weight="bold" officeooo:rsid="0038f7c7" officeooo:paragraph-rsid="0038f7c7" style:font-weight-asian="bold" style:font-weight-complex="bold"/>
    </style:style>
    <style:style style:name="P17" style:family="paragraph" style:parent-style-name="Standard">
      <style:text-properties style:text-line-through-style="solid" style:text-line-through-type="single" officeooo:rsid="00185121" officeooo:paragraph-rsid="00185121"/>
    </style:style>
    <style:style style:name="P18" style:family="paragraph" style:parent-style-name="Standard">
      <style:text-properties style:text-line-through-style="solid" style:text-line-through-type="single" officeooo:rsid="00204220" officeooo:paragraph-rsid="00204220"/>
    </style:style>
    <style:style style:name="P19" style:family="paragraph" style:parent-style-name="Standard">
      <style:text-properties style:text-line-through-style="solid" style:text-line-through-type="single" officeooo:rsid="00174557" officeooo:paragraph-rsid="00174557"/>
    </style:style>
    <style:style style:name="P20" style:family="paragraph" style:parent-style-name="Standard">
      <style:text-properties fo:font-weight="normal" officeooo:rsid="00185121" officeooo:paragraph-rsid="00185121" style:font-weight-asian="normal" style:font-weight-complex="normal"/>
    </style:style>
    <style:style style:name="P21" style:family="paragraph" style:parent-style-name="Standard">
      <style:text-properties fo:font-weight="normal" officeooo:rsid="001b0409" officeooo:paragraph-rsid="001b0409" style:font-weight-asian="normal" style:font-weight-complex="normal"/>
    </style:style>
    <style:style style:name="P22" style:family="paragraph" style:parent-style-name="Standard">
      <style:text-properties fo:font-weight="normal" officeooo:rsid="001b0409" officeooo:paragraph-rsid="00189e19" style:font-weight-asian="normal" style:font-weight-complex="normal"/>
    </style:style>
    <style:style style:name="P23" style:family="paragraph" style:parent-style-name="Standard">
      <style:text-properties fo:font-weight="normal" officeooo:rsid="00189e19" officeooo:paragraph-rsid="00189e19" style:font-weight-asian="normal" style:font-weight-complex="normal"/>
    </style:style>
    <style:style style:name="P24" style:family="paragraph" style:parent-style-name="Standard">
      <style:text-properties fo:font-weight="normal" officeooo:rsid="001b1bad" officeooo:paragraph-rsid="001b0409" style:font-weight-asian="normal" style:font-weight-complex="normal"/>
    </style:style>
    <style:style style:name="P25" style:family="paragraph" style:parent-style-name="Standard">
      <style:text-properties fo:font-weight="normal" officeooo:rsid="001b1bad" officeooo:paragraph-rsid="001b1bad" style:font-weight-asian="normal" style:font-weight-complex="normal"/>
    </style:style>
    <style:style style:name="P26" style:family="paragraph" style:parent-style-name="Standard">
      <style:text-properties fo:font-weight="normal" officeooo:rsid="001b89eb" officeooo:paragraph-rsid="001b1bad" style:font-weight-asian="normal" style:font-weight-complex="normal"/>
    </style:style>
    <style:style style:name="P27" style:family="paragraph" style:parent-style-name="Standard">
      <style:text-properties fo:font-weight="normal" officeooo:rsid="002336b0" officeooo:paragraph-rsid="00224898" style:font-weight-asian="normal" style:font-weight-complex="normal"/>
    </style:style>
    <style:style style:name="P28" style:family="paragraph" style:parent-style-name="Standard">
      <style:text-properties fo:font-weight="normal" officeooo:rsid="00278ed8" officeooo:paragraph-rsid="00278ed8" style:font-weight-asian="normal" style:font-weight-complex="normal"/>
    </style:style>
    <style:style style:name="P29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278ed8" officeooo:paragraph-rsid="0038f7c7" style:font-weight-asian="normal" style:font-weight-complex="normal"/>
    </style:style>
    <style:style style:name="P30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278ed8" officeooo:paragraph-rsid="003a2f15" style:font-weight-asian="normal" style:font-weight-complex="normal"/>
    </style:style>
    <style:style style:name="P31" style:family="paragraph" style:parent-style-name="Standard">
      <style:text-properties fo:font-weight="normal" officeooo:rsid="0029da18" officeooo:paragraph-rsid="00278ed8" style:font-weight-asian="normal" style:font-weight-complex="normal"/>
    </style:style>
    <style:style style:name="P32" style:family="paragraph" style:parent-style-name="Standard">
      <style:text-properties fo:font-weight="normal" officeooo:rsid="0031a784" officeooo:paragraph-rsid="00278ed8" style:font-weight-asian="normal" style:font-weight-complex="normal"/>
    </style:style>
    <style:style style:name="P33" style:family="paragraph" style:parent-style-name="Standard">
      <style:text-properties fo:font-weight="normal" officeooo:rsid="0031eba7" officeooo:paragraph-rsid="0031eba7" style:font-weight-asian="normal" style:font-weight-complex="normal"/>
    </style:style>
    <style:style style:name="P34" style:family="paragraph" style:parent-style-name="Standard">
      <style:text-properties fo:font-weight="normal" officeooo:rsid="00336cd6" officeooo:paragraph-rsid="00336cd6" style:font-weight-asian="normal" style:font-weight-complex="normal"/>
    </style:style>
    <style:style style:name="P35" style:family="paragraph" style:parent-style-name="Standard">
      <style:text-properties fo:font-weight="normal" officeooo:rsid="00347398" officeooo:paragraph-rsid="00336cd6" style:font-weight-asian="normal" style:font-weight-complex="normal"/>
    </style:style>
    <style:style style:name="P36" style:family="paragraph" style:parent-style-name="Standard">
      <style:text-properties fo:font-weight="normal" officeooo:rsid="0034efcc" officeooo:paragraph-rsid="00347398" style:font-weight-asian="normal" style:font-weight-complex="normal"/>
    </style:style>
    <style:style style:name="P37" style:family="paragraph" style:parent-style-name="Standard">
      <style:text-properties fo:font-weight="normal" officeooo:rsid="0034efcc" officeooo:paragraph-rsid="0034efcc" style:font-weight-asian="normal" style:font-weight-complex="normal"/>
    </style:style>
    <style:style style:name="P38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389e61" officeooo:paragraph-rsid="0034efcc" style:font-weight-asian="normal" style:font-weight-complex="normal"/>
    </style:style>
    <style:style style:name="P39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38f1e6" officeooo:paragraph-rsid="0038f1e6" style:font-weight-asian="normal" style:font-weight-complex="normal"/>
    </style:style>
    <style:style style:name="P40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3a2f15" officeooo:paragraph-rsid="003a2f15" style:font-weight-asian="normal" style:font-weight-complex="normal"/>
    </style:style>
    <style:style style:name="P41" style:family="paragraph" style:parent-style-name="Standard">
      <style:text-properties fo:font-weight="normal" officeooo:rsid="0038f7c7" officeooo:paragraph-rsid="0038f7c7" style:font-weight-asian="normal" style:font-weight-complex="normal"/>
    </style:style>
    <style:style style:name="P42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38f1e6" officeooo:paragraph-rsid="0034efc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9e19" style:font-weight-asian="normal" style:font-weight-complex="normal"/>
    </style:style>
    <style:style style:name="T3" style:family="text">
      <style:text-properties fo:font-weight="normal" officeooo:rsid="001a6dc4" style:font-weight-asian="normal" style:font-weight-complex="normal"/>
    </style:style>
    <style:style style:name="T4" style:family="text">
      <style:text-properties fo:font-weight="normal" officeooo:rsid="001b0409" style:font-weight-asian="normal" style:font-weight-complex="normal"/>
    </style:style>
    <style:style style:name="T5" style:family="text">
      <style:text-properties fo:font-weight="normal" officeooo:rsid="001b1bad" style:font-weight-asian="normal" style:font-weight-complex="normal"/>
    </style:style>
    <style:style style:name="T6" style:family="text">
      <style:text-properties fo:font-weight="normal" officeooo:rsid="001b89eb" style:font-weight-asian="normal" style:font-weight-complex="normal"/>
    </style:style>
    <style:style style:name="T7" style:family="text">
      <style:text-properties fo:font-weight="normal" officeooo:rsid="0020c82f" style:font-weight-asian="normal" style:font-weight-complex="normal"/>
    </style:style>
    <style:style style:name="T8" style:family="text">
      <style:text-properties fo:font-weight="normal" officeooo:rsid="002336b0" style:font-weight-asian="normal" style:font-weight-complex="normal"/>
    </style:style>
    <style:style style:name="T9" style:family="text">
      <style:text-properties fo:font-weight="normal" officeooo:rsid="00278ed8" style:font-weight-asian="normal" style:font-weight-complex="normal"/>
    </style:style>
    <style:style style:name="T10" style:family="text">
      <style:text-properties fo:font-weight="normal" officeooo:rsid="0029da18" style:font-weight-asian="normal" style:font-weight-complex="normal"/>
    </style:style>
    <style:style style:name="T11" style:family="text">
      <style:text-properties fo:font-weight="normal" officeooo:rsid="002ac85e" style:font-weight-asian="normal" style:font-weight-complex="normal"/>
    </style:style>
    <style:style style:name="T12" style:family="text">
      <style:text-properties fo:font-weight="normal" officeooo:rsid="002b3a21" style:font-weight-asian="normal" style:font-weight-complex="normal"/>
    </style:style>
    <style:style style:name="T13" style:family="text">
      <style:text-properties fo:font-weight="normal" officeooo:rsid="0031a784" style:font-weight-asian="normal" style:font-weight-complex="normal"/>
    </style:style>
    <style:style style:name="T14" style:family="text">
      <style:text-properties fo:font-weight="normal" officeooo:rsid="0031eba7" style:font-weight-asian="normal" style:font-weight-complex="normal"/>
    </style:style>
    <style:style style:name="T15" style:family="text">
      <style:text-properties fo:font-weight="normal" officeooo:rsid="00347398" style:font-weight-asian="normal" style:font-weight-complex="normal"/>
    </style:style>
    <style:style style:name="T16" style:family="text">
      <style:text-properties fo:font-weight="normal" officeooo:rsid="0034efcc" style:font-weight-asian="normal" style:font-weight-complex="normal"/>
    </style:style>
    <style:style style:name="T17" style:family="text">
      <style:text-properties fo:font-weight="normal" officeooo:rsid="00389e61" style:font-weight-asian="normal" style:font-weight-complex="normal"/>
    </style:style>
    <style:style style:name="T18" style:family="text">
      <style:text-properties officeooo:rsid="00224898"/>
    </style:style>
    <style:style style:name="T19" style:family="text">
      <style:text-properties officeooo:rsid="003180e5"/>
    </style:style>
    <style:style style:name="T20" style:family="text">
      <style:text-properties officeooo:rsid="0031a784"/>
    </style:style>
    <style:style style:name="T21" style:family="text">
      <style:text-properties fo:font-weight="bold" officeooo:rsid="003180e5" style:font-weight-asian="bold" style:font-weight-complex="bold"/>
    </style:style>
    <style:style style:name="T22" style:family="text">
      <style:text-properties style:text-line-through-style="solid" style:text-line-through-type="single"/>
    </style:style>
    <style:style style:name="T23" style:family="text">
      <style:text-properties officeooo:rsid="00347398"/>
    </style:style>
    <style:style style:name="T24" style:family="text">
      <style:text-properties officeooo:rsid="0034efcc"/>
    </style:style>
    <style:style style:name="T25" style:family="text">
      <style:text-properties officeooo:rsid="0038f7c7"/>
    </style:style>
    <style:style style:name="T26" style:family="text">
      <style:text-properties officeooo:rsid="003a2f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s de principe pour les fonctions tp1.c</text:p>
      <text:p text:style-name="P1"/>
      <text:p text:style-name="P19">chargeList</text:p>
      <text:p text:style-name="P1">g<text:span text:style-name="T22">etDate</text:span></text:p>
      <text:p text:style-name="P18">affichage date du jour</text:p>
      <text:p text:style-name="P1">rechercheMotif</text:p>
      <text:p text:style-name="P17">sauvegarde</text:p>
      <text:p text:style-name="P2">compare</text:p>
      <text:p text:style-name="P17">affichage</text:p>
      <text:p text:style-name="P17">suppMessage</text:p>
      <text:p text:style-name="P17">change date</text:p>
      <text:p text:style-name="P2"/>
      <text:p text:style-name="P3">affichage <text:span text:style-name="T1">: affichage de la liste chainée</text:span></text:p>
      <text:p text:style-name="P20"/>
      <text:p text:style-name="P20">Si la tête de liste n’est pas vide alors: </text:p>
      <text:p text:style-name="P20"><text:tab/>Tant qu’il y a un message dans la chaine:</text:p>
      <text:p text:style-name="P20"><text:tab/><text:tab/>afficher les dates et le texte;</text:p>
      <text:p text:style-name="P20"><text:tab/><text:tab/>progession du pointeur courant;</text:p>
      <text:p text:style-name="P20">Sinon: afficher que la liste est vide;</text:p>
      <text:p text:style-name="P21">fsi;</text:p>
      <text:p text:style-name="P20"/>
      <text:p text:style-name="P20"/>
      <text:p text:style-name="P3">ChangeDate <text:span text:style-name="T1">: Modification de la date de tous les messages correspondant à la date placée en paramètre</text:span></text:p>
      <text:p text:style-name="P20"/>
      <text:p text:style-name="P3"><text:span text:style-name="T1">Si la liste est vide alors: </text:span><text:span text:style-name="T2">modification impossible;</text:span></text:p>
      <text:p text:style-name="P23">Sinon: </text:p>
      <text:p text:style-name="P23"><text:tab/>Tant que la fin la liste n’est pas atteinte:</text:p>
      <text:p text:style-name="P23"><text:tab/><text:tab/>Si la date du message correspond:</text:p>
      <text:p text:style-name="P23"><text:tab/><text:tab/><text:tab/>modifier la date deb et fin;</text:p>
      <text:p text:style-name="P4"><text:span text:style-name="T1"><text:tab/><text:tab/><text:tab/>réinsertion du bloc au bon endro</text:span><text:span text:style-name="T3">it;</text:span></text:p>
      <text:p text:style-name="P23"><text:tab/><text:tab/>progression du pointeur de parcours;</text:p>
      <text:p text:style-name="P4"><text:span text:style-name="T1"><text:tab/><text:tab/></text:span><text:span text:style-name="T4">fsi;</text:span></text:p>
      <text:p text:style-name="P22"><text:tab/>ftq;</text:p>
      <text:p text:style-name="P21">fsi;</text:p>
      <text:p text:style-name="P21"/>
      <text:p text:style-name="P21"/>
      <text:p text:style-name="P5">SuppMessage<text:span text:style-name="T1"> : </text:span><text:span text:style-name="T5">suppresion des messages obsolètes</text:span></text:p>
      <text:p text:style-name="P24"/>
      <text:p text:style-name="P25">Parcourir la liste <text:span text:style-name="T18">(boucle tant que)</text:span>:</text:p>
      <text:p text:style-name="P25"><text:tab/>Si la date de fin de validité est inférieure à la date système alors:</text:p>
      <text:p text:style-name="P7"><text:span text:style-name="T1"><text:tab/><text:tab/></text:span>suppCell<text:span text:style-name="T1">;</text:span></text:p>
      <text:p text:style-name="P7"><text:span text:style-name="T1"><text:tab/></text:span><text:span text:style-name="T6">fsi;</text:span></text:p>
      <text:p text:style-name="P26"/>
      <text:p text:style-name="P6">affichageDateDuJour <text:span text:style-name="T1">: </text:span><text:span text:style-name="T7">affichage des messages encore valide</text:span></text:p>
      <text:p text:style-name="P9"><text:span text:style-name="T7">S</text:span><text:span text:style-name="T1">i la liste est non vide alors:</text:span></text:p>
      <text:p text:style-name="P8"><text:span text:style-name="T8"><text:tab/></text:span><text:span text:style-name="T7">P</text:span><text:span text:style-name="T1">arcourir la liste chainée (boucle tant que):</text:span></text:p>
      <text:p text:style-name="P8"><text:span text:style-name="T1"><text:tab/><text:tab/></text:span><text:span text:style-name="T8">S</text:span><text:span text:style-name="T1">i la date de fin du message e</text:span><text:span text:style-name="T12">s</text:span><text:span text:style-name="T1">t supérieur</text:span><text:span text:style-name="T11">e</text:span><text:span text:style-name="T1"> à la date sytème </text:span><text:span text:style-name="T8">alors:</text:span></text:p>
      <text:p text:style-name="P27"><text:tab/><text:tab/><text:tab/>afficher texte et date;</text:p>
      <text:p text:style-name="P27"><text:tab/><text:tab/>fsi;</text:p>
      <text:p text:style-name="P27"><text:tab/>ftq;</text:p>
      <text:p text:style-name="P10"><text:span text:style-name="T8">f</text:span><text:span text:style-name="T1">si;</text:span></text:p>
      <text:p text:style-name="P10"><text:soft-page-break/>chargeList <text:span text:style-name="T1">: </text:span><text:span text:style-name="T9">chargement dans la liste les messages écrit dans le fichier</text:span></text:p>
      <text:p text:style-name="P28"/>
      <text:p text:style-name="P28">Ouverture du fichier ;</text:p>
      <text:p text:style-name="P28">Si l’ouverture a réussie alors:</text:p>
      <text:p text:style-name="P11"><text:span text:style-name="T1"><text:tab/></text:span><text:span text:style-name="T10">Parcourir les lignes du fichier (boucle tant que) :</text:span></text:p>
      <text:p text:style-name="P11"><text:span text:style-name="T10"><text:tab/><text:tab/></text:span><text:span text:style-name="T13">recupérer deb, fin avec fscanf;</text:span></text:p>
      <text:p text:style-name="P32"><text:tab/><text:tab/>récupérer texte avec fgets et le transformer en chaine de carac;</text:p>
      <text:p text:style-name="P31"><text:tab/><text:tab/><text:span text:style-name="T20">message = </text:span><text:span text:style-name="T21">creationCellule</text:span><text:span text:style-name="T19">(deb, fin, texte)</text:span>;</text:p>
      <text:p text:style-name="P11"><text:span text:style-name="T10"><text:tab/><text:tab/></text:span><text:span text:style-name="T20">ajoutListe</text:span><text:span text:style-name="T13">(pointeur tête, message);</text:span></text:p>
      <text:p text:style-name="P11"><text:span text:style-name="T13"><text:tab/></text:span><text:span text:style-name="T14">ftq;</text:span></text:p>
      <text:p text:style-name="P16"><text:span text:style-name="T14"><text:tab/>f</text:span><text:span text:style-name="T1">ermeture du fichier;</text:span></text:p>
      <text:p text:style-name="P41">fsi;</text:p>
      <text:p text:style-name="P12"><text:span text:style-name="T14">R</text:span><text:span text:style-name="T1">etouner la liste;</text:span></text:p>
      <text:p text:style-name="P33">fsi;</text:p>
      <text:p text:style-name="P33"/>
      <text:p text:style-name="P13">getDate<text:span text:style-name="T1"> : récupération de la date du système</text:span></text:p>
      <text:p text:style-name="P34"/>
      <text:p text:style-name="P13"><text:span text:style-name="T1">récupération de la </text:span><text:span text:style-name="T15">date avec </text:span><text:span text:style-name="T23">time</text:span><text:span text:style-name="T15">(NULL) dans la var de type time_t;</text:span></text:p>
      <text:p text:style-name="P35"/>
      <text:p text:style-name="P14"><text:span text:style-name="T1">récupération de l’année </text:span><text:span text:style-name="T16">(entier correspondant au nb d’année écoulée depuis 1900) </text:span><text:span text:style-name="T1">, le mois </text:span><text:span text:style-name="T16">(entier entre 0 et 11)</text:span><text:span text:style-name="T1">, le </text:span><text:span text:style-name="T16">jour (entre 1 et 31) avec </text:span><text:span text:style-name="T24">localtime</text:span><text:span text:style-name="T16">() (fonction provenant de la bibliothèque time);</text:span></text:p>
      <text:p text:style-name="P36"/>
      <text:p text:style-name="P37">retourner l’entier correspondant à la date sous le format aaaammjj;</text:p>
      <text:p text:style-name="P37"/>
      <text:p text:style-name="P42"><text:span text:style-name="T17"/></text:p>
      <text:p text:style-name="P39"/>
      <text:p text:style-name="P15">sauvegarde<text:span text:style-name="T1"> : écriture de la liste dans un fichier.</text:span></text:p>
      <text:p text:style-name="P39"/>
      <text:p text:style-name="P29">Ouverture du fichier ;</text:p>
      <text:p text:style-name="P29">Si l’ouverture a réussie alors:</text:p>
      <text:p text:style-name="P29"><text:s text:c="4"/><text:span text:style-name="T25">Parcourir la liste chaînée avec un pointeur courant(boucle tant que):</text:span></text:p>
      <text:p text:style-name="P29"><text:s text:c="8"/><text:span text:style-name="T25">écrire dans le fichier deb fin texte;</text:span></text:p>
      <text:p text:style-name="P29"><text:s text:c="8"/><text:span text:style-name="T25">progression du pointeur courant;</text:span></text:p>
      <text:p text:style-name="P29"><text:s text:c="4"/><text:span text:style-name="T26">ftq;</text:span></text:p>
      <text:p text:style-name="P29"><text:s text:c="4"/><text:span text:style-name="T26">fermeture fichier;</text:span></text:p>
      <text:p text:style-name="P40">fsi;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0:50:34.436365574</meta:creation-date>
    <dc:date>2019-03-12T23:15:17.951104104</dc:date>
    <meta:editing-duration>PT2H37M45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363" meta:character-count="2238" meta:non-whitespace-character-count="1869"/>
  </office:meta>
</office:document-meta>
</file>